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1" svg:font-family="Arial"/>
    <style:font-face style:name="Courier New" svg:font-family="'Courier New'"/>
    <style:font-face style:name="Liberation Serif" svg:font-family="'Liberation Serif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9" style:family="table">
      <style:table-properties style:width="15.339cm" fo:margin-left="0cm" table:align="left" style:may-break-between-rows="true" style:writing-mode="lr-tb"/>
    </style:style>
    <style:style style:name="Tabla9.A" style:family="table-column">
      <style:table-column-properties style:column-width="3.173cm"/>
    </style:style>
    <style:style style:name="Tabla9.B" style:family="table-column">
      <style:table-column-properties style:column-width="12.166cm"/>
    </style:style>
    <style:style style:name="Tabla9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9.4" style:family="table-row">
      <style:table-row-properties style:min-row-height="0.519cm"/>
    </style:style>
    <style:style style:name="Tabla10" style:family="table">
      <style:table-properties style:width="15.339cm" fo:margin-left="0cm" table:align="left" style:may-break-between-rows="true" style:writing-mode="lr-tb"/>
    </style:style>
    <style:style style:name="Tabla10.A" style:family="table-column">
      <style:table-column-properties style:column-width="15.339cm"/>
    </style:style>
    <style:style style:name="Tabla10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1" style:family="table">
      <style:table-properties style:width="15.339cm" fo:margin-left="0cm" table:align="left" style:may-break-between-rows="true" style:writing-mode="lr-tb"/>
    </style:style>
    <style:style style:name="Tabla11.A" style:family="table-column">
      <style:table-column-properties style:column-width="3.173cm"/>
    </style:style>
    <style:style style:name="Tabla11.B" style:family="table-column">
      <style:table-column-properties style:column-width="12.166cm"/>
    </style:style>
    <style:style style:name="Tabla1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1.4" style:family="table-row">
      <style:table-row-properties style:min-row-height="0.519cm"/>
    </style:style>
    <style:style style:name="Tabla12" style:family="table">
      <style:table-properties style:width="15.339cm" fo:margin-left="0cm" table:align="left" style:may-break-between-rows="true" style:writing-mode="lr-tb"/>
    </style:style>
    <style:style style:name="Tabla12.A" style:family="table-column">
      <style:table-column-properties style:column-width="15.339cm"/>
    </style:style>
    <style:style style:name="Tabla1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3" style:family="table">
      <style:table-properties style:width="15.339cm" fo:margin-left="0cm" table:align="left" style:may-break-between-rows="true" style:writing-mode="lr-tb"/>
    </style:style>
    <style:style style:name="Tabla13.A" style:family="table-column">
      <style:table-column-properties style:column-width="3.173cm"/>
    </style:style>
    <style:style style:name="Tabla13.B" style:family="table-column">
      <style:table-column-properties style:column-width="12.166cm"/>
    </style:style>
    <style:style style:name="Tabla1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3.4" style:family="table-row">
      <style:table-row-properties style:min-row-height="0.542cm"/>
    </style:style>
    <style:style style:name="Tabla14" style:family="table">
      <style:table-properties style:width="15.339cm" fo:margin-left="0cm" table:align="left" style:may-break-between-rows="true" style:writing-mode="lr-tb"/>
    </style:style>
    <style:style style:name="Tabla14.A" style:family="table-column">
      <style:table-column-properties style:column-width="15.339cm"/>
    </style:style>
    <style:style style:name="Tabla1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15" style:family="table">
      <style:table-properties style:width="15.339cm" fo:margin-left="0cm" table:align="left" style:may-break-between-rows="true" style:writing-mode="lr-tb"/>
    </style:style>
    <style:style style:name="Tabla15.A" style:family="table-column">
      <style:table-column-properties style:column-width="3.173cm"/>
    </style:style>
    <style:style style:name="Tabla15.B" style:family="table-column">
      <style:table-column-properties style:column-width="12.166cm"/>
    </style:style>
    <style:style style:name="Tabla1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5.4" style:family="table-row">
      <style:table-row-properties style:min-row-height="0.896cm"/>
    </style:style>
    <style:style style:name="Tabla16" style:family="table">
      <style:table-properties style:width="15.339cm" fo:margin-left="0cm" table:align="left" style:may-break-between-rows="true" style:writing-mode="lr-tb"/>
    </style:style>
    <style:style style:name="Tabla16.A" style:family="table-column">
      <style:table-column-properties style:column-width="15.339cm"/>
    </style:style>
    <style:style style:name="Tabla1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5" style:family="table">
      <style:table-properties style:width="15.346cm" table:align="left" style:may-break-between-rows="true" style:writing-mode="lr-tb"/>
    </style:style>
    <style:style style:name="Tabla5.A" style:family="table-column">
      <style:table-column-properties style:column-width="3.173cm"/>
    </style:style>
    <style:style style:name="Tabla5.B" style:family="table-column">
      <style:table-column-properties style:column-width="12.173cm"/>
    </style:style>
    <style:style style:name="Tabla5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5.4" style:family="table-row">
      <style:table-row-properties style:min-row-height="0.519cm"/>
    </style:style>
    <style:style style:name="Tabla6" style:family="table">
      <style:table-properties style:width="15.339cm" fo:margin-left="0cm" table:align="left" style:may-break-between-rows="true" style:writing-mode="lr-tb"/>
    </style:style>
    <style:style style:name="Tabla6.A" style:family="table-column">
      <style:table-column-properties style:column-width="15.339cm"/>
    </style:style>
    <style:style style:name="Tabla6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7" style:family="table">
      <style:table-properties style:width="15.339cm" fo:margin-left="0cm" table:align="left" style:may-break-between-rows="true" style:writing-mode="lr-tb"/>
    </style:style>
    <style:style style:name="Tabla7.A" style:family="table-column">
      <style:table-column-properties style:column-width="3.173cm"/>
    </style:style>
    <style:style style:name="Tabla7.B" style:family="table-column">
      <style:table-column-properties style:column-width="12.166cm"/>
    </style:style>
    <style:style style:name="Tabla7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7.4" style:family="table-row">
      <style:table-row-properties style:min-row-height="0.519cm"/>
    </style:style>
    <style:style style:name="Tabla7.6" style:family="table-row">
      <style:table-row-properties style:min-row-height="0.536cm"/>
    </style:style>
    <style:style style:name="Tabla8" style:family="table">
      <style:table-properties style:width="15.339cm" fo:margin-left="0cm" table:align="left" style:may-break-between-rows="true" style:writing-mode="lr-tb"/>
    </style:style>
    <style:style style:name="Tabla8.A" style:family="table-column">
      <style:table-column-properties style:column-width="15.339cm"/>
    </style:style>
    <style:style style:name="Tabla8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bold" fo:background-color="transparent" style:font-name-asian="Arial1" style:font-name-complex="Arial1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47e43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8560" officeooo:paragraph-rsid="00118560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1b977" officeooo:paragraph-rsid="0011b977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47e43" officeooo:paragraph-rsid="00147e43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fo:background-color="transparent" style:font-name-asian="Courier New" style:font-name-complex="Courier New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rsid="00118560" officeooo:paragraph-rsid="00118560" fo:background-color="transparent" style:font-name-asian="Courier New" style:font-name-complex="Courier New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rsid="00147e43" officeooo:paragraph-rsid="00147e43" fo:background-color="transparent" style:font-name-asian="Courier New" style:font-weight-asian="bold" style:font-name-complex="Courier New1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paragraph-rsid="00147e43" fo:background-color="transparent" style:font-name-asian="Courier New" style:font-weight-asian="bold" style:font-name-complex="Courier New1" style:font-weight-complex="bold"/>
    </style:style>
    <style:style style:name="P14" style:family="paragraph" style:parent-style-name="Standard">
      <style:paragraph-properties fo:break-before="page"/>
    </style:style>
    <style:style style:name="T1" style:family="text">
      <style:text-properties officeooo:rsid="000fb811"/>
    </style:style>
    <style:style style:name="T2" style:family="text">
      <style:text-properties officeooo:rsid="00118560"/>
    </style:style>
    <style:style style:name="T3" style:family="text">
      <style:text-properties officeooo:rsid="0011b977"/>
    </style:style>
    <style:style style:name="T4" style:family="text">
      <style:text-properties officeooo:rsid="00147e43"/>
    </style:style>
    <style:style style:name="T5" style:family="text">
      <style:text-properties officeooo:rsid="000b3613"/>
    </style:style>
    <style:style style:name="T6" style:family="text">
      <style:text-properties officeooo:rsid="000747d9"/>
    </style:style>
    <style:style style:name="T7" style:family="text">
      <style:text-properties officeooo:rsid="00156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Nombre</text:p>
          </table:table-cell>
          <table:table-cell table:style-name="Tabla9.A1" office:value-type="string">
            <text:p text:style-name="P2">Ingreso CI</text:p>
          </table:table-cell>
        </table:table-row>
        <table:table-row>
          <table:table-cell table:style-name="Tabla9.A1" office:value-type="string">
            <text:p text:style-name="P1">Operación</text:p>
          </table:table-cell>
          <table:table-cell table:style-name="Tabla9.A1" office:value-type="string">
            <text:p text:style-name="P9">ingresoCI(CI:<text:span text:style-name="T1">integer</text:span>):boolean</text:p>
          </table:table-cell>
        </table:table-row>
        <table:table-row>
          <table:table-cell table:style-name="Tabla9.A1" office:value-type="string">
            <text:p text:style-name="P1">Entrada</text:p>
          </table:table-cell>
          <table:table-cell table:style-name="Tabla9.A1" office:value-type="string">
            <text:p text:style-name="P4">Un <text:span text:style-name="T1">integer</text:span> que representa a la cédula del usuario al que se quiere dar de alta o reactivar</text:p>
          </table:table-cell>
        </table:table-row>
        <table:table-row table:style-name="Tabla9.4">
          <table:table-cell table:style-name="Tabla9.A1" office:value-type="string">
            <text:p text:style-name="P1">Salida</text:p>
          </table:table-cell>
          <table:table-cell table:style-name="Tabla9.A1" office:value-type="string">
            <text:p text:style-name="P3">Retorna un booleano que indica si ya existe un usuario en el sistema con la misma CI ingresada</text:p>
          </table:table-cell>
        </table:table-row>
        <table:table-row>
          <table:table-cell table:style-name="Tabla9.A1" office:value-type="string">
            <text:p text:style-name="P1">Descripción</text:p>
          </table:table-cell>
          <table:table-cell table:style-name="Tabla9.A1" office:value-type="string">
            <text:p text:style-name="P3">Dada la CI del usuario la operación valida si el mismo está ya registrado en el sistema</text:p>
          </table:table-cell>
        </table:table-row>
        <table:table-row>
          <table:table-cell table:style-name="Tabla9.A1" office:value-type="string">
            <text:p text:style-name="P1">Excepciones</text:p>
          </table:table-cell>
          <table:table-cell table:style-name="Tabla9.A1" office:value-type="string">
            <text:p text:style-name="P8">Si no se cumple pre1 se lanza la excepción ExNoEstaLogeado.</text:p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">Precondiciones y Postcondiciones</text:p>
          </table:table-cell>
        </table:table-row>
        <table:table-row>
          <table:table-cell table:style-name="Tabla10.A1" office:value-type="string">
            <text:p text:style-name="P12">Pre<text:span text:style-name="T5">1</text:span>: <text:span text:style-name="T6">El usuario logueado en el sistema debe ser de tipo </text:span>administrativo<text:span text:style-name="T6">.</text:span></text:p>
            <text:p text:style-name="P12"/>
            <text:p text:style-name="P10">Post1: Existe en la memoria del sistema la CI ingresada</text:p>
            <text:p text:style-name="P10"/>
            <text:p text:style-name="P10">Post2: Si existe en el sistema una instancia de Usuario cuya CI = CI se retorna TRUE y <text:span text:style-name="T1">FALSE</text:span> en caso contrario</text:p>
          </table:table-cell>
        </table:table-row>
      </table:table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">Nombre</text:p>
          </table:table-cell>
          <table:table-cell table:style-name="Tabla11.A1" office:value-type="string">
            <text:p text:style-name="P2">Ingresar datos usuario</text:p>
          </table:table-cell>
        </table:table-row>
        <table:table-row>
          <table:table-cell table:style-name="Tabla11.A1" office:value-type="string">
            <text:p text:style-name="P1">Operación</text:p>
          </table:table-cell>
          <table:table-cell table:style-name="Tabla11.A1" office:value-type="string">
            <text:p text:style-name="P9">IngresarDatosUsuario(nombre:String, apellido:String, sexo:Sexo, nacimiento:Fecha)</text:p>
          </table:table-cell>
        </table:table-row>
        <table:table-row>
          <table:table-cell table:style-name="Tabla11.A1" office:value-type="string">
            <text:p text:style-name="P1">Entrada</text:p>
          </table:table-cell>
          <table:table-cell table:style-name="Tabla11.A1" office:value-type="string">
            <text:p text:style-name="P4">El string nombre indica el nombre del usuario a dar de alta en el sistema. El string apellido indica el nombre del usuario a dar de alta en el sistema. El dato enumerado sexo indica el <text:span text:style-name="T1">sexo </text:span>del usuario a dar de alta en el sistema. Nacimiento, de tipo Fecha, indica el la fecha de nacimiento del usuario a dar de alta en el sistema.</text:p>
          </table:table-cell>
        </table:table-row>
        <table:table-row table:style-name="Tabla11.4">
          <table:table-cell table:style-name="Tabla11.A1" office:value-type="string">
            <text:p text:style-name="P1">Salida</text:p>
          </table:table-cell>
          <table:table-cell table:style-name="Tabla11.A1" office:value-type="string">
            <text:p text:style-name="P3">-</text:p>
          </table:table-cell>
        </table:table-row>
        <table:table-row>
          <table:table-cell table:style-name="Tabla11.A1" office:value-type="string">
            <text:p text:style-name="P1">Descripción</text:p>
          </table:table-cell>
          <table:table-cell table:style-name="Tabla11.A1" office:value-type="string">
            <text:p text:style-name="P3">Esta operación almacena en la memoria del sistema nombre, apellido, sexo <text:span text:style-name="T1">y fecha de nacimiento de un usuario.</text:span></text:p>
          </table:table-cell>
        </table:table-row>
        <table:table-row>
          <table:table-cell table:style-name="Tabla11.A1" office:value-type="string">
            <text:p text:style-name="P1">Excepciones</text:p>
          </table:table-cell>
          <table:table-cell table:style-name="Tabla11.A1" office:value-type="string">
            <text:p text:style-name="P8">Si no se cumple pre1 se lanza la excepción ExNoEstaLogeado.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">Precondiciones y Postcondiciones</text:p>
          </table:table-cell>
        </table:table-row>
        <table:table-row>
          <table:table-cell table:style-name="Tabla12.A1" office:value-type="string">
            <text:p text:style-name="P13">Pre<text:span text:style-name="T5">1</text:span>: <text:span text:style-name="T6">El usuario logueado en el sistema debe ser de tipo administrativo.</text:span></text:p>
            <text:p text:style-name="P13"/>
            <text:p text:style-name="P10">Post1: Existe en la memoria del sistema el nombre, <text:span text:style-name="T1">apellido, sexo y fecha de nacimiento del usuario a ingresar.</text:span></text:p>
          </table:table-cell>
        </table:table-row>
      </table:table>
      <text:p text:style-name="Standard"/>
      <text:p text:style-name="Standard"/>
      <text:p text:style-name="P1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">Nombre</text:p>
          </table:table-cell>
          <table:table-cell table:style-name="Tabla13.A1" office:value-type="string">
            <text:p text:style-name="P2">Ingresar categoria</text:p>
          </table:table-cell>
        </table:table-row>
        <table:table-row>
          <table:table-cell table:style-name="Tabla13.A1" office:value-type="string">
            <text:p text:style-name="P1">Operación</text:p>
          </table:table-cell>
          <table:table-cell table:style-name="Tabla13.A1" office:value-type="string">
            <text:p text:style-name="P9">ingresarCategoria(cat: <text:span text:style-name="T7">TipoCategoria</text:span>)</text:p>
          </table:table-cell>
        </table:table-row>
        <table:table-row>
          <table:table-cell table:style-name="Tabla13.A1" office:value-type="string">
            <text:p text:style-name="P1">Entrada</text:p>
          </table:table-cell>
          <table:table-cell table:style-name="Tabla13.A1" office:value-type="string">
            <text:p text:style-name="P4">cat <text:span text:style-name="T1">indica el Rol del usuario.</text:span></text:p>
          </table:table-cell>
        </table:table-row>
        <table:table-row table:style-name="Tabla13.4">
          <table:table-cell table:style-name="Tabla13.A1" office:value-type="string">
            <text:p text:style-name="P1">Salida</text:p>
          </table:table-cell>
          <table:table-cell table:style-name="Tabla13.A1" office:value-type="string">
            <text:p text:style-name="P3">-</text:p>
          </table:table-cell>
        </table:table-row>
        <table:table-row>
          <table:table-cell table:style-name="Tabla13.A1" office:value-type="string">
            <text:p text:style-name="P1">Descripción</text:p>
          </table:table-cell>
          <table:table-cell table:style-name="Tabla13.A1" office:value-type="string">
            <text:p text:style-name="P3">Esta operación almacena en la memoria del sistema <text:span text:style-name="T1">el rol</text:span> ingresada para el usua<text:span text:style-name="T1">r</text:span>io que se quiere registrar.</text:p>
          </table:table-cell>
        </table:table-row>
        <table:table-row>
          <table:table-cell table:style-name="Tabla13.A1" office:value-type="string">
            <text:p text:style-name="P1">Excepciones</text:p>
          </table:table-cell>
          <table:table-cell table:style-name="Tabla13.A1" office:value-type="string">
            <text:p text:style-name="P8">Si no se cumple pre1 se lanza la excepción ExNoEstaLogeado.</text:p>
            <text:p text:style-name="P5">Si no se cumple pre<text:span text:style-name="T4">2 </text:span>se lanza la excepción TipoCatInvalido</text:p>
            <text:p text:style-name="P6">Si no se cumple pre<text:span text:style-name="T4">3</text:span> o pre<text:span text:style-name="T4">4</text:span> <text:s/>se lanza la excepción RolesIncopatibles.</text:p>
          </table:table-cell>
        </table:table-row>
      </table:table>
      <text:p text:style-name="Standard"/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">Precondiciones y Postcondiciones</text:p>
          </table:table-cell>
        </table:table-row>
        <table:table-row>
          <table:table-cell table:style-name="Tabla14.A1" office:value-type="string">
            <text:p text:style-name="P13">Pre<text:span text:style-name="T5">1</text:span>: <text:span text:style-name="T6">El usuario logueado en el sistema debe ser de tipo administrativo.</text:span></text:p>
            <text:p text:style-name="P10">-Pre<text:span text:style-name="T4">2</text:span>: <text:span text:style-name="T1">cat debe ser “medico”, “administrativo” o “socio”.</text:span></text:p>
            <text:p text:style-name="P11">-Pre<text:span text:style-name="T4">3</text:span>: En la memoria del sistema no debe existir “administrativo” si se ingresa <text:span text:style-name="T7">cat=</text:span>“médico” o viceversa.</text:p>
            <text:p text:style-name="P11">-Pre<text:span text:style-name="T4">4</text:span>: cat no debe existir en memoria.</text:p>
            <text:p text:style-name="P10"/>
            <text:p text:style-name="P10">Post1: <text:span text:style-name="T1">El rol</text:span> se recuerda en <text:span text:style-name="T1">la memoria del sistema.</text:span></text:p>
          </table:table-cell>
        </table:table-row>
      </table:table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">Nombre</text:p>
          </table:table-cell>
          <table:table-cell table:style-name="Tabla15.A1" office:value-type="string">
            <text:p text:style-name="P2">Confirmar inscripción</text:p>
          </table:table-cell>
        </table:table-row>
        <table:table-row>
          <table:table-cell table:style-name="Tabla15.A1" office:value-type="string">
            <text:p text:style-name="P1">Operación</text:p>
          </table:table-cell>
          <table:table-cell table:style-name="Tabla15.A1" office:value-type="string">
            <text:p text:style-name="P9">confirmarInscripcion()</text:p>
          </table:table-cell>
        </table:table-row>
        <table:table-row>
          <table:table-cell table:style-name="Tabla15.A1" office:value-type="string">
            <text:p text:style-name="P1">Entrada</text:p>
          </table:table-cell>
          <table:table-cell table:style-name="Tabla15.A1" office:value-type="string">
            <text:p text:style-name="P4">-</text:p>
          </table:table-cell>
        </table:table-row>
        <table:table-row table:style-name="Tabla15.4">
          <table:table-cell table:style-name="Tabla15.A1" office:value-type="string">
            <text:p text:style-name="P1">Salida</text:p>
          </table:table-cell>
          <table:table-cell table:style-name="Tabla15.A1" office:value-type="string">
            <text:p text:style-name="P3">-</text:p>
          </table:table-cell>
        </table:table-row>
        <table:table-row>
          <table:table-cell table:style-name="Tabla15.A1" office:value-type="string">
            <text:p text:style-name="P1">Descripción</text:p>
          </table:table-cell>
          <table:table-cell table:style-name="Tabla15.A1" office:value-type="string">
            <text:p text:style-name="P3">Esta operación da de alta a un usuario con los datos recordados en el sistema</text:p>
          </table:table-cell>
        </table:table-row>
        <table:table-row>
          <table:table-cell table:style-name="Tabla15.A1" office:value-type="string">
            <text:p text:style-name="P1">Excepciones</text:p>
          </table:table-cell>
          <table:table-cell table:style-name="Tabla15.A1" office:value-type="string">
            <text:p text:style-name="P8">Si no se cumple la pre1 se lanza la excepción ExNoEstaLogeado.</text:p>
            <text:p text:style-name="P8">Si no se cumple la pre2 se lanza la excepción DatosFaltantes</text:p>
            <text:p text:style-name="P7">Si no se cumple la pre<text:span text:style-name="T4">3</text:span> o pre<text:span text:style-name="T4">4</text:span> se lanza la excepción <text:span text:style-name="T2">RolesIncopatibles.</text:span></text:p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">Precondiciones y Postcondiciones</text:p>
          </table:table-cell>
        </table:table-row>
        <table:table-row>
          <table:table-cell table:style-name="Tabla16.A1" office:value-type="string">
            <text:p text:style-name="P12">Pre<text:span text:style-name="T5">1</text:span>: <text:span text:style-name="T6">El usuario logueado en el sistema debe ser de tipo </text:span>administrativo.</text:p>
            <text:p text:style-name="P12"/>
            <text:p text:style-name="P10">Pre<text:span text:style-name="T4">2</text:span>: Existe en la memoria del sistema la CI, <text:span text:style-name="T3">nombre, apellido, sexo, fecha de nacimiento y categorías </text:span>previamente ingresada<text:span text:style-name="T3">s</text:span></text:p>
            <text:p text:style-name="P10"/>
            <text:p text:style-name="P10">Pre<text:span text:style-name="T4">3</text:span>: El usuario a dar de alta no puede tener dos categorías iguales</text:p>
            <text:p text:style-name="P10"/>
            <text:p text:style-name="P10">Pre<text:span text:style-name="T4">4</text:span>: El usuario a dar de alta no puede tener las categorías medico y administrativo simultáneamente</text:p>
            <text:p text:style-name="P10"/>
            <text:p text:style-name="P10">Post1: Existe en el sistema una instancia de Usuario con CI = CI, <text:s/>nombre = nombre, apellido = apellido, sexo = sexo, edad = edad, categorías = categorías y estado = <text:span text:style-name="T3">inactivo.</text:span></text:p>
          </table:table-cell>
        </table:table-row>
      </table:table>
      <text:p text:style-name="Standard"/>
      <text:p text:style-name="Standard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Devolver datos usuario</text:p>
          </table:table-cell>
        </table:table-row>
        <table:table-row>
          <table:table-cell table:style-name="Tabla5.A1" office:value-type="string">
            <text:p text:style-name="P1">Operación</text:p>
          </table:table-cell>
          <table:table-cell table:style-name="Tabla5.A1" office:value-type="string">
            <text:p text:style-name="P9">DevolverDatosUsuario():DataUsuario</text:p>
          </table:table-cell>
        </table:table-row>
        <table:table-row>
          <table:table-cell table:style-name="Tabla5.A1" office:value-type="string">
            <text:p text:style-name="P1">Entrada</text:p>
          </table:table-cell>
          <table:table-cell table:style-name="Tabla5.A1" office:value-type="string">
            <text:p text:style-name="P4">-</text:p>
          </table:table-cell>
        </table:table-row>
        <table:table-row table:style-name="Tabla5.4">
          <table:table-cell table:style-name="Tabla5.A1" office:value-type="string">
            <text:p text:style-name="P1">Salida</text:p>
          </table:table-cell>
          <table:table-cell table:style-name="Tabla5.A1" office:value-type="string">
            <text:p text:style-name="P3">Un DataUsuario conteniendo los datos del usuario</text:p>
          </table:table-cell>
        </table:table-row>
        <table:table-row>
          <table:table-cell table:style-name="Tabla5.A1" office:value-type="string">
            <text:p text:style-name="P1">Descripción</text:p>
          </table:table-cell>
          <table:table-cell table:style-name="Tabla5.A1" office:value-type="string">
            <text:p text:style-name="P3">Esta operación devuelve nombre, apellido, sexo, edad, categorías y estado del usuario cuya cédula fue previamente ingresada</text:p>
          </table:table-cell>
        </table:table-row>
        <table:table-row>
          <table:table-cell table:style-name="Tabla5.A1" office:value-type="string">
            <text:p text:style-name="P1">Excepciones</text:p>
          </table:table-cell>
          <table:table-cell table:style-name="Tabla5.A1" office:value-type="string">
            <text:p text:style-name="P8">Si no se cumple la pre1 se lanza la excepción ExNoEstaLogeado.</text:p>
            <text:p text:style-name="P7">Si no se cumple la pre<text:span text:style-name="T4">2</text:span> se lanza la excepción DatosFaltantes.</text:p>
            <text:p text:style-name="P7">Si no se cumple la pre<text:span text:style-name="T4">3</text:span> se lanza la excepción UsuarioInexistente.</text:p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P1">Precondiciones y Postcondiciones</text:p>
          </table:table-cell>
        </table:table-row>
        <table:table-row>
          <table:table-cell table:style-name="Tabla6.A1" office:value-type="string">
            <text:p text:style-name="P13">Pre<text:span text:style-name="T5">1</text:span>: <text:span text:style-name="T6">El usuario logueado en el sistema debe ser de tipo administrativo.</text:span></text:p>
            <text:p text:style-name="P13"/>
            <text:p text:style-name="P10">Pre<text:span text:style-name="T4">2</text:span>: Existe en la memoria del sistema la CI previamente ingresada</text:p>
            <text:p text:style-name="P10"/>
            <text:p text:style-name="P10">Pre2: Existe en el sistema una instancia de usuario con CI = CI</text:p>
            <text:p text:style-name="P10"/>
            <text:p text:style-name="P10">Post1: El sistema devuelve un DataUsuario con los datos <text:s/>nombre, apellido, sexo, edad, categorías y estado del usuario</text:p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Reactivar usuario</text:p>
          </table:table-cell>
        </table:table-row>
        <table:table-row>
          <table:table-cell table:style-name="Tabla7.A1" office:value-type="string">
            <text:p text:style-name="P1">Operación</text:p>
          </table:table-cell>
          <table:table-cell table:style-name="Tabla7.A1" office:value-type="string">
            <text:p text:style-name="P9">reactivarUsuario()</text:p>
          </table:table-cell>
        </table:table-row>
        <table:table-row>
          <table:table-cell table:style-name="Tabla7.A1" office:value-type="string">
            <text:p text:style-name="P1">Entrada</text:p>
          </table:table-cell>
          <table:table-cell table:style-name="Tabla7.A1" office:value-type="string">
            <text:p text:style-name="P4">-</text:p>
          </table:table-cell>
        </table:table-row>
        <table:table-row table:style-name="Tabla7.4">
          <table:table-cell table:style-name="Tabla7.A1" office:value-type="string">
            <text:p text:style-name="P1">Salida</text:p>
          </table:table-cell>
          <table:table-cell table:style-name="Tabla7.A1" office:value-type="string">
            <text:p text:style-name="P3">-</text:p>
          </table:table-cell>
        </table:table-row>
        <table:table-row>
          <table:table-cell table:style-name="Tabla7.A1" office:value-type="string">
            <text:p text:style-name="P1">Descripción</text:p>
          </table:table-cell>
          <table:table-cell table:style-name="Tabla7.A1" office:value-type="string">
            <text:p text:style-name="P3">Esta operación reactiva el usuario cuya cédula fue previamente ingresada en el sistema</text:p>
          </table:table-cell>
        </table:table-row>
        <table:table-row table:style-name="Tabla7.6">
          <table:table-cell table:style-name="Tabla7.A1" office:value-type="string">
            <text:p text:style-name="P1">Excepciones</text:p>
          </table:table-cell>
          <table:table-cell table:style-name="Tabla7.A1" office:value-type="string">
            <text:p text:style-name="P8">Si no se cumple la pre1 se lanza la excepción ExNoEstaLogeado.</text:p>
            <text:p text:style-name="P7">Si no se cumple la pre<text:span text:style-name="T4">2</text:span> se lanza la excepción DatosFaltantes.</text:p>
            <text:p text:style-name="P7">Si no se cumple pre<text:span text:style-name="T4">3</text:span> se lanza la excepción UsuarioInexistente.</text:p>
            <text:p text:style-name="P7">Si no se cumple pre<text:span text:style-name="T4">4</text:span> se lanza la excepción UsuarioYaActivo.</text:p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P1">Precondiciones y Postcondiciones</text:p>
          </table:table-cell>
        </table:table-row>
        <table:table-row>
          <table:table-cell table:style-name="Tabla8.A1" office:value-type="string">
            <text:p text:style-name="P13">Pre<text:span text:style-name="T5">1</text:span>: <text:span text:style-name="T6">El usuario logueado en el sistema debe ser de tipo administrativo.</text:span></text:p>
            <text:p text:style-name="P13"/>
            <text:p text:style-name="P10">Pre<text:span text:style-name="T4">2</text:span>: Existe en la memoria del sistema la CI previamente ingresada</text:p>
            <text:p text:style-name="P10"/>
            <text:p text:style-name="P10">Pre<text:span text:style-name="T4">3</text:span>: Existe en el sistema una instancia de usuario con CI = CI</text:p>
            <text:p text:style-name="P10"/>
            <text:p text:style-name="P10">Pre<text:span text:style-name="T4">4</text:span>: El estado del usuario con CI = CI es inactivo</text:p>
            <text:p text:style-name="P10"/>
            <text:p text:style-name="P10">Post1: El estado del usuario cuya CI = CI es <text:span text:style-name="T3">pasa a ser </text:span>activ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1" svg:font-family="Arial"/>
    <style:font-face style:name="Courier New" svg:font-family="'Courier New'"/>
    <style:font-face style:name="Liberation Serif" svg:font-family="'Liberation Serif'"/>
    <style:font-face style:name="Mangal1" svg:font-family="Manga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3:58:45.36</meta:creation-date>
    <dc:date>2014-05-09T19:29:50.670900353</dc:date>
    <meta:editing-duration>PT2H51M11S</meta:editing-duration>
    <meta:editing-cycles>43</meta:editing-cycles>
    <meta:generator>LibreOffice/4.2.3.3$Linux_X86_64 LibreOffice_project/420m0$Build-3</meta:generator>
    <meta:document-statistic meta:table-count="12" meta:image-count="0" meta:object-count="0" meta:page-count="3" meta:paragraph-count="111" meta:word-count="794" meta:character-count="4859" meta:non-whitespace-character-count="4173"/>
  </office:meta>
</office:document-meta>
</file>